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1a0ac9" officeooo:paragraph-rsid="001a0ac9"/>
    </style:style>
    <style:style style:name="P3" style:family="paragraph" style:parent-style-name="Standard">
      <style:text-properties style:font-name="Ubuntu" fo:font-weight="bold" officeooo:rsid="001a0ac9" officeooo:paragraph-rsid="001a0ac9" style:font-weight-asian="bold" style:font-weight-complex="bold"/>
    </style:style>
    <style:style style:name="P4" style:family="paragraph" style:parent-style-name="Standard">
      <style:text-properties style:font-name="Ubuntu" fo:font-weight="bold" officeooo:rsid="001a0ac9" officeooo:paragraph-rsid="001a1f51" style:font-weight-asian="bold" style:font-weight-complex="bold"/>
    </style:style>
    <style:style style:name="P5" style:family="paragraph" style:parent-style-name="Standard">
      <style:text-properties style:font-name="Ubuntu" officeooo:rsid="001a1f51" officeooo:paragraph-rsid="001a1f51"/>
    </style:style>
    <style:style style:name="P6" style:family="paragraph" style:parent-style-name="Standard">
      <style:paragraph-properties fo:text-align="center" style:justify-single-word="false"/>
      <style:text-properties style:font-name="Ubuntu" officeooo:rsid="001a1f51" officeooo:paragraph-rsid="001a1f51"/>
    </style:style>
    <style:style style:name="P7" style:family="paragraph" style:parent-style-name="Standard">
      <style:paragraph-properties fo:text-align="start" style:justify-single-word="false"/>
      <style:text-properties style:font-name="Ubuntu" officeooo:rsid="001a1f51" officeooo:paragraph-rsid="001a1f51"/>
    </style:style>
    <style:style style:name="P8" style:family="paragraph" style:parent-style-name="Standard">
      <style:text-properties style:font-name="Ubuntu" officeooo:rsid="001b7752" officeooo:paragraph-rsid="001b7752"/>
    </style:style>
    <style:style style:name="P9" style:family="paragraph" style:parent-style-name="Standard">
      <style:paragraph-properties fo:text-align="start" style:justify-single-word="false"/>
      <style:text-properties style:font-name="Ubuntu" officeooo:rsid="001b7752" officeooo:paragraph-rsid="001b7752"/>
    </style:style>
    <style:style style:name="P10" style:family="paragraph" style:parent-style-name="Standard">
      <style:paragraph-properties fo:text-align="center" style:justify-single-word="false"/>
      <style:text-properties style:font-name="Ubuntu" officeooo:rsid="001b7752" officeooo:paragraph-rsid="001b7752"/>
    </style:style>
    <style:style style:name="P11" style:family="paragraph" style:parent-style-name="Standard">
      <style:text-properties officeooo:paragraph-rsid="001a1f51"/>
    </style:style>
    <style:style style:name="T1" style:family="text">
      <style:text-properties style:font-name="Ubuntu" fo:font-weight="bold" officeooo:rsid="001a1f51" style:font-weight-asian="bold" style:font-weight-complex="bold"/>
    </style:style>
    <style:style style:name="T2" style:family="text">
      <style:text-properties style:font-name="Ubuntu" fo:font-weight="bold" officeooo:rsid="001a0ac9" style:font-weight-asian="bold" style:font-weight-complex="bold"/>
    </style:style>
    <style:style style:name="T3" style:family="text">
      <style:text-properties fo:font-weight="bold" officeooo:rsid="001a0ac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0ac9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лан доклада:</text:p>
      <text:p text:style-name="P1">1. Введение:</text:p>
      <text:p text:style-name="P1">- Общая информация о компьютерных программах в химии</text:p>
      <text:p text:style-name="P1">- Цель программы, которую представляем на конкурсе</text:p>
      <text:p text:style-name="P1"/>
      <text:p text:style-name="P1">2. Теоретическая основа:</text:p>
      <text:p text:style-name="P1">- Объяснение области химии, в которой используется программа</text:p>
      <text:p text:style-name="P1">- Описание базовых принципов и техник, используемых в программе</text:p>
      <text:p text:style-name="P1"/>
      <text:p text:style-name="P1">3. Функциональные возможности программы:</text:p>
      <text:p text:style-name="P1">- Основные возможности программы</text:p>
      <text:p text:style-name="P1">- Примеры использования программы для различных химических расчетов и моделирований</text:p>
      <text:p text:style-name="P1"/>
      <text:p text:style-name="P1">4. Преимущества программы:</text:p>
      <text:p text:style-name="P1">- Выделение основных преимуществ программы по сравнению с аналогами</text:p>
      <text:p text:style-name="P1">- Примеры конкретных результатов, достигнутых с помощью программы</text:p>
      <text:p text:style-name="P1"/>
      <text:p text:style-name="P1">5. Практическая часть:</text:p>
      <text:p text:style-name="P1">- Демонстрация работы программы на примере конкретного химического расчета</text:p>
      <text:p text:style-name="P1">- Обсуждение результатов и выводов</text:p>
      <text:p text:style-name="P1"/>
      <text:p text:style-name="P1">6. Заключение:</text:p>
      <text:p text:style-name="P1">- Подведение итогов презентации программы</text:p>
      <text:p text:style-name="P1">- Планы по дальнейшему развитию программы и ее применении</text:p>
      <text:p text:style-name="P1"/>
      <text:p text:style-name="P1">7. Вопросы и обсуждение:</text:p>
      <text:p text:style-name="P1">- Ответы на вопросы зрителей и обсуждение идей и предложений по улучшению программы.</text:p>
      <text:p text:style-name="P1"/>
      <text:p text:style-name="P1">--------------------------------------------------------------------------------------------------------------------------------------</text:p>
      <text:p text:style-name="P1"/>
      <text:p text:style-name="P2">1.</text:p>
      <text:p text:style-name="P2">Компьютерные программы в химии играют важную роль в исследовании, моделировании и анализе химических процессов. Благодаря компьютерным программам в химии ученые могут существенно сократить время и снизить затраты на проведение исследований, получая более точные и надежные результаты. Такие программы также играют важную роль в образовании, обучая студентов основам химии и позволяя выполнять учебные задания и лабораторные работы. В целом, компьютерные программы в химии существенно улучшают эффективность работы химиков и способствуют развитию науки и технологий.</text:p>
      <text:p text:style-name="P2"/>
      <text:p text:style-name="P3">Цель химической программы:</text:p>
      <text:p text:style-name="P2"/>
      <text:p text:style-name="P2">Целью программы является облегчение работы химиков и студентов, предоставляя им удобный инструмент для быстрого и точного расчета относительной молекулярной массы химических вещества, массовой доли вещества, расчет необходимой массы вещества для реакции, <text:s/>а также возможность генерации и визуализации 2D и 3D изображений органической молекулы.</text:p>
      <text:p text:style-name="P2"/>
      <text:p text:style-name="P2"/>
      <text:p text:style-name="P2"/>
      <text:p text:style-name="P2"><text:soft-page-break/>2.</text:p>
      <text:p text:style-name="P3">Расчет относительной молекулярной массы химических вещества:</text:p>
      <text:p text:style-name="P5">Для этого используется формула:</text:p>
      <text:p text:style-name="P6"><draw:frame draw:style-name="fr1" draw:name="Объект1" text:anchor-type="as-char" svg:y="-0.386cm" svg:width="3.117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где Ar — относительная атомная масса (из таблицы Менделеева)</text:p>
      <text:p text:style-name="P7"/>
      <text:p text:style-name="P4">Расчет массовой доли вещества:</text:p>
      <text:p text:style-name="P5">Для этого используется формула:</text:p>
      <text:p text:style-name="P6"><draw:frame draw:style-name="fr1" draw:name="Объект2" text:anchor-type="as-char" svg:y="-0.66cm" svg:width="6.789cm" svg:height="1.07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7"/>
      <text:p text:style-name="P11"><text:span text:style-name="T1">Р</text:span><text:span text:style-name="T2">асчет необходимой массы вещества для реакции:</text:span></text:p>
      <text:p text:style-name="P8">Для решение этой задачи сперва надо найти <text:span text:style-name="T5">относительн</text:span><text:span text:style-name="T4">ую</text:span><text:span text:style-name="T3"> </text:span>молекулярную массу вещества:</text:p>
      <text:p text:style-name="P6"><draw:frame draw:style-name="fr1" draw:name="Объект3" text:anchor-type="as-char" svg:y="-0.386cm" svg:width="3.117cm" svg:height="0.50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9">Затем найти массовую долю вещества:</text:p>
      <text:p text:style-name="P10"><draw:frame draw:style-name="fr1" draw:name="Объект4" text:anchor-type="as-char" svg:y="-0.66cm" svg:width="6.789cm" svg:height="1.07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9">А затем найти массу вещества для реакции по формуле:</text:p>
      <text:p text:style-name="P10"><draw:frame draw:style-name="fr1" draw:name="Объект5" text:anchor-type="as-char" svg:y="-0.66cm" svg:width="5.479cm" svg:height="1.07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21:13:20.151390117</meta:creation-date>
    <dc:date>2024-02-27T21:48:18.214388405</dc:date>
    <meta:editing-duration>PT2M7S</meta:editing-duration>
    <meta:editing-cycles>1</meta:editing-cycles>
    <meta:document-statistic meta:table-count="0" meta:image-count="0" meta:object-count="5" meta:page-count="2" meta:paragraph-count="41" meta:word-count="306" meta:character-count="2438" meta:non-whitespace-character-count="2166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i mathvariant="italic">Mr</mi>
      <mrow>
        <mrow>
          <mo fence="true" stretchy="false">(</mo>
          <mrow>
            <mi>X</mi>
          </mrow>
          <mo fence="true" stretchy="false">)</mo>
        </mrow>
        <mo stretchy="false">=</mo>
        <mi mathvariant="italic">ΣA</mi>
      </mrow>
      <mi>r</mi>
      <mi>​</mi>
      <mi>⋅</mi>
      <mi>x</mi>
    </mrow>
    <annotation encoding="StarMath 5.0">Mr( X )=ΣA 
r
​
 ⋅x  
 </annotation>
  </semantics>
</math>
</file>

<file path=Object 2/content.xml><?xml version="1.0" encoding="utf-8"?>
<math xmlns="http://www.w3.org/1998/Math/MathML" display="block">
  <semantics>
    <mrow>
      <mi>ω</mi>
      <mrow>
        <mrow>
          <mo fence="true" stretchy="false">(</mo>
          <mrow>
            <mi mathvariant="italic">элемента</mi>
          </mrow>
          <mo fence="true" stretchy="false">)</mo>
        </mrow>
        <mo stretchy="false">=</mo>
        <mrow>
          <mfrac>
            <mrow>
              <mi>m</mi>
              <mrow>
                <mo fence="true" stretchy="false">(</mo>
                <mrow>
                  <mi mathvariant="italic">элемента</mi>
                </mrow>
                <mo fence="true" stretchy="false">)</mo>
              </mrow>
            </mrow>
            <mrow>
              <mi>m</mi>
              <mrow>
                <mo fence="true" stretchy="false">(</mo>
                <mrow>
                  <mi mathvariant="italic">вещества</mi>
                </mrow>
                <mo fence="true" stretchy="false">)</mo>
              </mrow>
            </mrow>
          </mfrac>
          <mo stretchy="false">∗</mo>
          <mn>100</mn>
        </mrow>
      </mrow>
      <mtext>%</mtext>
    </mrow>
    <annotation encoding="StarMath 5.0">%omega ( элемента )= {m(элемента)} over {m(вещества)} * 100%</annotation>
  </semantics>
</math>
</file>

<file path=Object 3/content.xml><?xml version="1.0" encoding="utf-8"?>
<math xmlns="http://www.w3.org/1998/Math/MathML" display="block">
  <semantics>
    <mrow>
      <mi mathvariant="italic">Mr</mi>
      <mrow>
        <mrow>
          <mo fence="true" stretchy="false">(</mo>
          <mrow>
            <mi>X</mi>
          </mrow>
          <mo fence="true" stretchy="false">)</mo>
        </mrow>
        <mo stretchy="false">=</mo>
        <mi mathvariant="italic">ΣA</mi>
      </mrow>
      <mi>r</mi>
      <mi>​</mi>
      <mi>⋅</mi>
      <mi>x</mi>
    </mrow>
    <annotation encoding="StarMath 5.0">Mr( X )=ΣA 
r
​
 ⋅x  
 </annotation>
  </semantics>
</math>
</file>

<file path=Object 4/content.xml><?xml version="1.0" encoding="utf-8"?>
<math xmlns="http://www.w3.org/1998/Math/MathML" display="block">
  <semantics>
    <mrow>
      <mi>ω</mi>
      <mrow>
        <mrow>
          <mo fence="true" stretchy="false">(</mo>
          <mrow>
            <mi mathvariant="italic">элемента</mi>
          </mrow>
          <mo fence="true" stretchy="false">)</mo>
        </mrow>
        <mo stretchy="false">=</mo>
        <mrow>
          <mfrac>
            <mrow>
              <mi>m</mi>
              <mrow>
                <mo fence="true" stretchy="false">(</mo>
                <mrow>
                  <mi mathvariant="italic">элемента</mi>
                </mrow>
                <mo fence="true" stretchy="false">)</mo>
              </mrow>
            </mrow>
            <mrow>
              <mi>m</mi>
              <mrow>
                <mo fence="true" stretchy="false">(</mo>
                <mrow>
                  <mi mathvariant="italic">вещества</mi>
                </mrow>
                <mo fence="true" stretchy="false">)</mo>
              </mrow>
            </mrow>
          </mfrac>
          <mo stretchy="false">∗</mo>
          <mn>100</mn>
        </mrow>
      </mrow>
      <mtext>%</mtext>
    </mrow>
    <annotation encoding="StarMath 5.0">%omega ( элемента )= {m(элемента)} over {m(вещества)} * 100%</annotation>
  </semantics>
</math>
</file>

<file path=Object 5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italic">вещества</mi>
          </mrow>
          <mo fence="true" stretchy="false">)</mo>
        </mrow>
        <mo stretchy="false">=</mo>
        <mfrac>
          <mrow>
            <mi>m</mi>
            <mrow>
              <mo fence="true" stretchy="false">(</mo>
              <mrow>
                <mi mathvariant="italic">элемента</mi>
              </mrow>
              <mo fence="true" stretchy="false">)</mo>
            </mrow>
          </mrow>
          <mrow>
            <mi>ω</mi>
            <mrow>
              <mo fence="true" stretchy="false">(</mo>
              <mrow>
                <mi mathvariant="italic">элемента</mi>
              </mrow>
              <mo fence="true" stretchy="false">)</mo>
            </mrow>
          </mrow>
        </mfrac>
      </mrow>
    </mrow>
    <annotation encoding="StarMath 5.0">m( вещества )= {m(элемента)} over {%omega ( элемента )} </annotation>
  </semantics>
</math>
</file>